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orna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pical sto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rrican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re thunderstorm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understorm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xed rain and snow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xed rain and slee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xed snow and slee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/>
          <table:table-cell office:value-type="string" calcext:value-type="string">
            <text:p>freezing drizzle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ear day</text:p>
          </table:table-cell>
        </table:table-row>
        <table:table-row table:style-name="ro1">
          <table:table-cell/>
          <table:table-cell office:value-type="string" calcext:value-type="string">
            <text:p>drizzl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r night</text:p>
          </table:table-cell>
        </table:table-row>
        <table:table-row table:style-name="ro1">
          <table:table-cell/>
          <table:table-cell office:value-type="string" calcext:value-type="string">
            <text:p>freezing ra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oudy day</text:p>
          </table:table-cell>
        </table:table-row>
        <table:table-row table:style-name="ro1">
          <table:table-cell/>
          <table:table-cell office:value-type="string" calcext:value-type="string">
            <text:p>shower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oudy night</text:p>
          </table:table-cell>
        </table:table-row>
        <table:table-row table:style-name="ro1">
          <table:table-cell/>
          <table:table-cell office:value-type="string" calcext:value-type="string">
            <text:p>shower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oggy</text:p>
          </table:table-cell>
        </table:table-row>
        <table:table-row table:style-name="ro1">
          <table:table-cell/>
          <table:table-cell office:value-type="string" calcext:value-type="string">
            <text:p>snow flurrie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ndy </text:p>
          </table:table-cell>
        </table:table-row>
        <table:table-row table:style-name="ro1">
          <table:table-cell/>
          <table:table-cell office:value-type="string" calcext:value-type="string">
            <text:p>light snow shower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ainy</text:p>
          </table:table-cell>
        </table:table-row>
        <table:table-row table:style-name="ro1">
          <table:table-cell/>
          <table:table-cell office:value-type="string" calcext:value-type="string">
            <text:p>blowing snow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/>
          <table:table-cell office:value-type="string" calcext:value-type="string">
            <text:p>snow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/>
          <table:table-cell office:value-type="string" calcext:value-type="string">
            <text:p>hail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understorm</text:p>
          </table:table-cell>
        </table:table-row>
        <table:table-row table:style-name="ro1">
          <table:table-cell/>
          <table:table-cell office:value-type="string" calcext:value-type="string">
            <text:p>sleet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st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gg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z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ok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stery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dy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oudy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stly cloudy (night)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stly cloudy (day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ly cloudy (night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ly cloudy (day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ear (night)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r (night)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r (day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xed rain and hail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olated thunderstorm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ed thunderstorms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ed thunderstorms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ed shower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vy snow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ttered snow showers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vy snow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ly cloudy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undershowers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ow shower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olated thundershower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available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molinari</meta:initial-creator>
    <meta:creation-date>2016-03-09T16:36:28.614162000</meta:creation-date>
    <dc:date>2016-03-09T16:41:01.537014000</dc:date>
    <dc:creator>antonio molinari</dc:creator>
    <meta:editing-duration>PT4M33S</meta:editing-duration>
    <meta:editing-cycles>1</meta:editing-cycles>
    <meta:document-statistic meta:table-count="1" meta:cell-count="169" meta:object-count="0"/>
    <meta:generator>LibreOffice/4.4.7.2$MacOSX_X86_64 LibreOffice_project/f3153a8b245191196a4b6b9abd1d0da16eead600</meta:generator>
  </office:meta>
</office:document-meta>
</file>